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56.61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78.21pt"/>
    </style:style>
    <style:style style:name="co10" style:family="table-column">
      <style:table-column-properties fo:break-before="auto" style:column-width="77.41pt"/>
    </style:style>
    <style:style style:name="co11" style:family="table-column">
      <style:table-column-properties fo:break-before="auto" style:column-width="356.09pt"/>
    </style:style>
    <style:style style:name="co12" style:family="table-column">
      <style:table-column-properties fo:break-before="auto" style:column-width="151.54pt"/>
    </style:style>
    <style:style style:name="co13" style:family="table-column">
      <style:table-column-properties fo:break-before="auto" style:column-width="255.74pt"/>
    </style:style>
    <style:style style:name="co14" style:family="table-column">
      <style:table-column-properties fo:break-before="auto" style:column-width="146.1pt"/>
    </style:style>
    <style:style style:name="co15" style:family="table-column">
      <style:table-column-properties fo:break-before="auto" style:column-width="722.44pt"/>
    </style:style>
    <style:style style:name="co16" style:family="table-column">
      <style:table-column-properties fo:break-before="auto" style:column-width="380.04pt"/>
    </style:style>
    <style:style style:name="co17" style:family="table-column">
      <style:table-column-properties fo:break-before="auto" style:column-width="175.44pt"/>
    </style:style>
    <style:style style:name="co18" style:family="table-column">
      <style:table-column-properties fo:break-before="auto" style:column-width="279.69pt"/>
    </style:style>
    <style:style style:name="co19" style:family="table-column">
      <style:table-column-properties fo:break-before="auto" style:column-width="170.05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f964343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_unit_id</text:p>
          </table:table-cell>
          <table:table-cell table:style-name="Default" office:value-type="string" calcext:value-type="string">
            <text:p>_created_at</text:p>
          </table:table-cell>
          <table:table-cell office:value-type="string" calcext:value-type="string">
            <text:p>_id</text:p>
          </table:table-cell>
          <table:table-cell table:style-name="Default" office:value-type="string" calcext:value-type="string">
            <text:p>_started_at</text:p>
          </table:table-cell>
          <table:table-cell table:style-name="Default" office:value-type="string" calcext:value-type="string">
            <text:p>_tainted</text:p>
          </table:table-cell>
          <table:table-cell office:value-type="string" calcext:value-type="string">
            <text:p>_channel</text:p>
          </table:table-cell>
          <table:table-cell office:value-type="string" calcext:value-type="string">
            <text:p>_trust</text:p>
          </table:table-cell>
          <table:table-cell office:value-type="string" calcext:value-type="string">
            <text:p>_worker_id</text:p>
          </table:table-cell>
          <table:table-cell office:value-type="string" calcext:value-type="string">
            <text:p>_country</text:p>
          </table:table-cell>
          <table:table-cell office:value-type="string" calcext:value-type="string">
            <text:p>_region</text:p>
          </table:table-cell>
          <table:table-cell office:value-type="string" calcext:value-type="string">
            <text:p>_city</text:p>
          </table:table-cell>
          <table:table-cell office:value-type="string" calcext:value-type="string">
            <text:p>_ip</text:p>
          </table:table-cell>
          <table:table-cell office:value-type="string" calcext:value-type="string">
            <text:p>if_you_had_difficulties_answering_these_questions_please_explain_here_why</text:p>
          </table:table-cell>
          <table:table-cell office:value-type="string" calcext:value-type="string">
            <text:p>speaker_a__leads_the_dialogue</text:p>
          </table:table-cell>
          <table:table-cell office:value-type="string" calcext:value-type="string">
            <text:p>speaker_a_is_flexible_in_the_choice_of_the_restaurant</text:p>
          </table:table-cell>
          <table:table-cell office:value-type="string" calcext:value-type="string">
            <text:p>speaker_b_is_flexible_in_the_choice_of_the_restaurant</text:p>
          </table:table-cell>
          <table:table-cell office:value-type="string" calcext:value-type="string">
            <text:p>speaker_b_leads_the_dialogu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if_you_had_difficulties_answering_these_questions_please_explain_here_why_gold</text:p>
          </table:table-cell>
          <table:table-cell office:value-type="string" calcext:value-type="string">
            <text:p>speaker_a__leads_the_dialogue_gold</text:p>
          </table:table-cell>
          <table:table-cell office:value-type="string" calcext:value-type="string">
            <text:p>speaker_a_is_flexible_in_the_choice_of_the_restaurant_gold</text:p>
          </table:table-cell>
          <table:table-cell office:value-type="string" calcext:value-type="string">
            <text:p>speaker_b_is_flexible_in_the_choice_of_the_restaurant_gold</text:p>
          </table:table-cell>
          <table:table-cell office:value-type="string" calcext:value-type="string">
            <text:p>speaker_b_leads_the_dialogue_gold</text:p>
          </table:table-cell>
        </table:table-row>
        <table:table-row table:style-name="ro1">
          <table:table-cell office:value-type="float" office:value="1079677285" calcext:value-type="float">
            <text:p>1079677285</text:p>
          </table:table-cell>
          <table:table-cell office:value-type="string" calcext:value-type="string">
            <text:p>11/4/2016 11:53:04</text:p>
          </table:table-cell>
          <table:table-cell office:value-type="float" office:value="2205805869" calcext:value-type="float">
            <text:p>2205805869</text:p>
          </table:table-cell>
          <table:table-cell office:value-type="string" calcext:value-type="string">
            <text:p>11/4/2016 11:50: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odev</text:p>
          </table:table-cell>
          <table:table-cell office:value-type="float" office:value="0.625" calcext:value-type="float">
            <text:p>0.625</text:p>
          </table:table-cell>
          <table:table-cell office:value-type="float" office:value="32123109" calcext:value-type="float">
            <text:p>32123109</text:p>
          </table:table-cell>
          <table:table-cell office:value-type="string" calcext:value-type="string">
            <text:p>S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ragujevac</text:p>
          </table:table-cell>
          <table:table-cell office:value-type="string" calcext:value-type="string">
            <text:p>178.221.228.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b&gt;&lt;br&gt; <text:s text:c="3"/>A: "Let's go to a Chinese restaurant."&lt;br&gt;&lt;br&gt; <text:s text:c="3"/>&amp;nbsp&amp;nbsp&amp;nbsp&amp;nbspB: "Okay."&lt;br&gt;&lt;br&gt; <text:s text:c="3"/>A: "Let's go to the Dragon restaurant. It's a lively, cheap Chinese restaurant."&lt;br&gt;&lt;br&gt; <text:s text:c="3"/>&amp;nbsp&amp;nbsp&amp;nbsp&amp;nbspB: "I don't like lively restaurants."&lt;br&gt;&lt;br&gt; <text:s text:c="3"/>A: "Let's go to a quiet restaurant."&lt;br&gt;&lt;br&gt; <text:s text:c="3"/>&amp;nbsp&amp;nbsp&amp;nbsp&amp;nbspB: "Okay."&lt;br&gt;&lt;br&gt; <text:s text:c="3"/>A: "Let's go to the Yong restaurant. It's a quiet, expensive Chinese restaurant."&lt;br&gt;&lt;br&gt; <text:s text:c="3"/>&amp;nbsp&amp;nbsp&amp;nbsp&amp;nbspB: "Okay. Let's go to the Yong restaurant."&lt;br&gt;&lt;br&gt; <text:s text:c="3"/>A: "Okay. I'll call to book a table."&lt;br&gt;&lt;/b&gt;</text:p>
          </table:table-cell>
          <table:table-cell table:number-columns-repeated="5"/>
        </table:table-row>
        <table:table-row table:style-name="ro1">
          <table:table-cell office:value-type="float" office:value="1079677285" calcext:value-type="float">
            <text:p>1079677285</text:p>
          </table:table-cell>
          <table:table-cell office:value-type="string" calcext:value-type="string">
            <text:p>11/4/2016 11:53:08</text:p>
          </table:table-cell>
          <table:table-cell office:value-type="float" office:value="2205805952" calcext:value-type="float">
            <text:p>2205805952</text:p>
          </table:table-cell>
          <table:table-cell office:value-type="string" calcext:value-type="string">
            <text:p>11/4/2016 11:52: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odev</text:p>
          </table:table-cell>
          <table:table-cell office:value-type="float" office:value="0.625" calcext:value-type="float">
            <text:p>0.625</text:p>
          </table:table-cell>
          <table:table-cell office:value-type="float" office:value="33110177" calcext:value-type="float">
            <text:p>33110177</text:p>
          </table:table-cell>
          <table:table-cell office:value-type="string" calcext:value-type="string">
            <text:p>VEN</text:p>
          </table:table-cell>
          <table:table-cell table:number-columns-repeated="2"/>
          <table:table-cell office:value-type="string" calcext:value-type="string">
            <text:p>186.94.44.1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&lt;b&gt;&lt;br&gt; <text:s text:c="3"/>A: "Let's go to a Chinese restaurant."&lt;br&gt;&lt;br&gt; <text:s text:c="3"/>&amp;nbsp&amp;nbsp&amp;nbsp&amp;nbspB: "Okay."&lt;br&gt;&lt;br&gt; <text:s text:c="3"/>A: "Let's go to the Dragon restaurant. It's a lively, cheap Chinese restaurant."&lt;br&gt;&lt;br&gt; <text:s text:c="3"/>&amp;nbsp&amp;nbsp&amp;nbsp&amp;nbspB: "I don't like lively restaurants."&lt;br&gt;&lt;br&gt; <text:s text:c="3"/>A: "Let's go to a quiet restaurant."&lt;br&gt;&lt;br&gt; <text:s text:c="3"/>&amp;nbsp&amp;nbsp&amp;nbsp&amp;nbspB: "Okay."&lt;br&gt;&lt;br&gt; <text:s text:c="3"/>A: "Let's go to the Yong restaurant. It's a quiet, expensive Chinese restaurant."&lt;br&gt;&lt;br&gt; <text:s text:c="3"/>&amp;nbsp&amp;nbsp&amp;nbsp&amp;nbspB: "Okay. Let's go to the Yong restaurant."&lt;br&gt;&lt;br&gt; <text:s text:c="3"/>A: "Okay. I'll call to book a table."&lt;br&gt;&lt;/b&gt;</text:p>
          </table:table-cell>
          <table:table-cell table:number-columns-repeated="5"/>
        </table:table-row>
        <table:table-row table:style-name="ro1">
          <table:table-cell office:value-type="float" office:value="1079677285" calcext:value-type="float">
            <text:p>1079677285</text:p>
          </table:table-cell>
          <table:table-cell office:value-type="string" calcext:value-type="string">
            <text:p>11/4/2016 11:53:23</text:p>
          </table:table-cell>
          <table:table-cell office:value-type="float" office:value="2205806188" calcext:value-type="float">
            <text:p>2205806188</text:p>
          </table:table-cell>
          <table:table-cell office:value-type="string" calcext:value-type="string">
            <text:p>11/4/2016 11:52: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odev</text:p>
          </table:table-cell>
          <table:table-cell office:value-type="float" office:value="0.4167" calcext:value-type="float">
            <text:p>0.4167</text:p>
          </table:table-cell>
          <table:table-cell office:value-type="float" office:value="33425823" calcext:value-type="float">
            <text:p>33425823</text:p>
          </table:table-cell>
          <table:table-cell office:value-type="string" calcext:value-type="string">
            <text:p>VEN</text:p>
          </table:table-cell>
          <table:table-cell table:number-columns-repeated="2"/>
          <table:table-cell office:value-type="string" calcext:value-type="string">
            <text:p>190.75.130.2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b&gt;&lt;br&gt; <text:s text:c="3"/>A: "Let's go to a Chinese restaurant."&lt;br&gt;&lt;br&gt; <text:s text:c="3"/>&amp;nbsp&amp;nbsp&amp;nbsp&amp;nbspB: "Okay."&lt;br&gt;&lt;br&gt; <text:s text:c="3"/>A: "Let's go to the Dragon restaurant. It's a lively, cheap Chinese restaurant."&lt;br&gt;&lt;br&gt; <text:s text:c="3"/>&amp;nbsp&amp;nbsp&amp;nbsp&amp;nbspB: "I don't like lively restaurants."&lt;br&gt;&lt;br&gt; <text:s text:c="3"/>A: "Let's go to a quiet restaurant."&lt;br&gt;&lt;br&gt; <text:s text:c="3"/>&amp;nbsp&amp;nbsp&amp;nbsp&amp;nbspB: "Okay."&lt;br&gt;&lt;br&gt; <text:s text:c="3"/>A: "Let's go to the Yong restaurant. It's a quiet, expensive Chinese restaurant."&lt;br&gt;&lt;br&gt; <text:s text:c="3"/>&amp;nbsp&amp;nbsp&amp;nbsp&amp;nbspB: "Okay. Let's go to the Yong restaurant."&lt;br&gt;&lt;br&gt; <text:s text:c="3"/>A: "Okay. I'll call to book a table."&lt;br&gt;&lt;/b&gt;</text:p>
          </table:table-cell>
          <table:table-cell table:number-columns-repeated="5"/>
        </table:table-row>
        <table:table-row table:style-name="ro1">
          <table:table-cell office:value-type="float" office:value="1079677285" calcext:value-type="float">
            <text:p>1079677285</text:p>
          </table:table-cell>
          <table:table-cell office:value-type="string" calcext:value-type="string">
            <text:p>11/4/2016 11:53:25</text:p>
          </table:table-cell>
          <table:table-cell office:value-type="float" office:value="2205806243" calcext:value-type="float">
            <text:p>2205806243</text:p>
          </table:table-cell>
          <table:table-cell office:value-type="string" calcext:value-type="string">
            <text:p>11/4/2016 11:52: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lite</text:p>
          </table:table-cell>
          <table:table-cell office:value-type="float" office:value="0.5" calcext:value-type="float">
            <text:p>0.5</text:p>
          </table:table-cell>
          <table:table-cell office:value-type="float" office:value="39247625" calcext:value-type="float">
            <text:p>39247625</text:p>
          </table:table-cell>
          <table:table-cell office:value-type="string" calcext:value-type="string">
            <text:p>TU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dana</text:p>
          </table:table-cell>
          <table:table-cell office:value-type="string" calcext:value-type="string">
            <text:p>176.42.66.9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b&gt;&lt;br&gt; <text:s text:c="3"/>A: "Let's go to a Chinese restaurant."&lt;br&gt;&lt;br&gt; <text:s text:c="3"/>&amp;nbsp&amp;nbsp&amp;nbsp&amp;nbspB: "Okay."&lt;br&gt;&lt;br&gt; <text:s text:c="3"/>A: "Let's go to the Dragon restaurant. It's a lively, cheap Chinese restaurant."&lt;br&gt;&lt;br&gt; <text:s text:c="3"/>&amp;nbsp&amp;nbsp&amp;nbsp&amp;nbspB: "I don't like lively restaurants."&lt;br&gt;&lt;br&gt; <text:s text:c="3"/>A: "Let's go to a quiet restaurant."&lt;br&gt;&lt;br&gt; <text:s text:c="3"/>&amp;nbsp&amp;nbsp&amp;nbsp&amp;nbspB: "Okay."&lt;br&gt;&lt;br&gt; <text:s text:c="3"/>A: "Let's go to the Yong restaurant. It's a quiet, expensive Chinese restaurant."&lt;br&gt;&lt;br&gt; <text:s text:c="3"/>&amp;nbsp&amp;nbsp&amp;nbsp&amp;nbspB: "Okay. Let's go to the Yong restaurant."&lt;br&gt;&lt;br&gt; <text:s text:c="3"/>A: "Okay. I'll call to book a table."&lt;br&gt;&lt;/b&gt;</text:p>
          </table:table-cell>
          <table:table-cell table:number-columns-repeated="5"/>
        </table:table-row>
        <table:table-row table:style-name="ro1">
          <table:table-cell office:value-type="float" office:value="1079677285" calcext:value-type="float">
            <text:p>1079677285</text:p>
          </table:table-cell>
          <table:table-cell office:value-type="string" calcext:value-type="string">
            <text:p>11/4/2016 11:53:30</text:p>
          </table:table-cell>
          <table:table-cell office:value-type="float" office:value="2205806278" calcext:value-type="float">
            <text:p>2205806278</text:p>
          </table:table-cell>
          <table:table-cell office:value-type="string" calcext:value-type="string">
            <text:p>11/4/2016 11:52: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odev</text:p>
          </table:table-cell>
          <table:table-cell office:value-type="float" office:value="0.4" calcext:value-type="float">
            <text:p>0.4</text:p>
          </table:table-cell>
          <table:table-cell office:value-type="float" office:value="17698497" calcext:value-type="float">
            <text:p>17698497</text:p>
          </table:table-cell>
          <table:table-cell office:value-type="string" calcext:value-type="string">
            <text:p>GR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79.129.212.2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b&gt;&lt;br&gt; <text:s text:c="3"/>A: "Let's go to a Chinese restaurant."&lt;br&gt;&lt;br&gt; <text:s text:c="3"/>&amp;nbsp&amp;nbsp&amp;nbsp&amp;nbspB: "Okay."&lt;br&gt;&lt;br&gt; <text:s text:c="3"/>A: "Let's go to the Dragon restaurant. It's a lively, cheap Chinese restaurant."&lt;br&gt;&lt;br&gt; <text:s text:c="3"/>&amp;nbsp&amp;nbsp&amp;nbsp&amp;nbspB: "I don't like lively restaurants."&lt;br&gt;&lt;br&gt; <text:s text:c="3"/>A: "Let's go to a quiet restaurant."&lt;br&gt;&lt;br&gt; <text:s text:c="3"/>&amp;nbsp&amp;nbsp&amp;nbsp&amp;nbspB: "Okay."&lt;br&gt;&lt;br&gt; <text:s text:c="3"/>A: "Let's go to the Yong restaurant. It's a quiet, expensive Chinese restaurant."&lt;br&gt;&lt;br&gt; <text:s text:c="3"/>&amp;nbsp&amp;nbsp&amp;nbsp&amp;nbspB: "Okay. Let's go to the Yong restaurant."&lt;br&gt;&lt;br&gt; <text:s text:c="3"/>A: "Okay. I'll call to book a table."&lt;br&gt;&lt;/b&gt;</text:p>
          </table:table-cell>
          <table:table-cell table:number-columns-repeated="5"/>
        </table:table-row>
        <table:table-row table:style-name="ro1">
          <table:table-cell office:value-type="float" office:value="1079677285" calcext:value-type="float">
            <text:p>1079677285</text:p>
          </table:table-cell>
          <table:table-cell office:value-type="string" calcext:value-type="string">
            <text:p>11/4/2016 11:54:13</text:p>
          </table:table-cell>
          <table:table-cell office:value-type="float" office:value="2205807107" calcext:value-type="float">
            <text:p>2205807107</text:p>
          </table:table-cell>
          <table:table-cell office:value-type="string" calcext:value-type="string">
            <text:p>11/4/2016 11:51: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odev</text:p>
          </table:table-cell>
          <table:table-cell office:value-type="float" office:value="0.35" calcext:value-type="float">
            <text:p>0.35</text:p>
          </table:table-cell>
          <table:table-cell office:value-type="float" office:value="38832127" calcext:value-type="float">
            <text:p>3883212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65.111.173.16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&lt;b&gt;&lt;br&gt; <text:s text:c="3"/>A: "Let's go to a Chinese restaurant."&lt;br&gt;&lt;br&gt; <text:s text:c="3"/>&amp;nbsp&amp;nbsp&amp;nbsp&amp;nbspB: "Okay."&lt;br&gt;&lt;br&gt; <text:s text:c="3"/>A: "Let's go to the Dragon restaurant. It's a lively, cheap Chinese restaurant."&lt;br&gt;&lt;br&gt; <text:s text:c="3"/>&amp;nbsp&amp;nbsp&amp;nbsp&amp;nbspB: "I don't like lively restaurants."&lt;br&gt;&lt;br&gt; <text:s text:c="3"/>A: "Let's go to a quiet restaurant."&lt;br&gt;&lt;br&gt; <text:s text:c="3"/>&amp;nbsp&amp;nbsp&amp;nbsp&amp;nbspB: "Okay."&lt;br&gt;&lt;br&gt; <text:s text:c="3"/>A: "Let's go to the Yong restaurant. It's a quiet, expensive Chinese restaurant."&lt;br&gt;&lt;br&gt; <text:s text:c="3"/>&amp;nbsp&amp;nbsp&amp;nbsp&amp;nbspB: "Okay. Let's go to the Yong restaurant."&lt;br&gt;&lt;br&gt; <text:s text:c="3"/>A: "Okay. I'll call to book a table."&lt;br&gt;&lt;/b&gt;</text:p>
          </table:table-cell>
          <table:table-cell table:number-columns-repeated="5"/>
        </table:table-row>
        <table:table-row table:style-name="ro1">
          <table:table-cell office:value-type="float" office:value="1079677285" calcext:value-type="float">
            <text:p>1079677285</text:p>
          </table:table-cell>
          <table:table-cell office:value-type="string" calcext:value-type="string">
            <text:p>11/4/2016 11:54:33</text:p>
          </table:table-cell>
          <table:table-cell office:value-type="float" office:value="2205807450" calcext:value-type="float">
            <text:p>2205807450</text:p>
          </table:table-cell>
          <table:table-cell office:value-type="string" calcext:value-type="string">
            <text:p>11/4/2016 11:54: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odev</text:p>
          </table:table-cell>
          <table:table-cell office:value-type="float" office:value="0.5625" calcext:value-type="float">
            <text:p>0.5625</text:p>
          </table:table-cell>
          <table:table-cell office:value-type="float" office:value="35602567" calcext:value-type="float">
            <text:p>35602567</text:p>
          </table:table-cell>
          <table:table-cell office:value-type="string" calcext:value-type="string">
            <text:p>TU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78.188.216.175</text:p>
          </table:table-cell>
          <table:table-cell office:value-type="string" calcext:value-type="string">
            <text:p>very eas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&lt;b&gt;&lt;br&gt; <text:s text:c="3"/>A: "Let's go to a Chinese restaurant."&lt;br&gt;&lt;br&gt; <text:s text:c="3"/>&amp;nbsp&amp;nbsp&amp;nbsp&amp;nbspB: "Okay."&lt;br&gt;&lt;br&gt; <text:s text:c="3"/>A: "Let's go to the Dragon restaurant. It's a lively, cheap Chinese restaurant."&lt;br&gt;&lt;br&gt; <text:s text:c="3"/>&amp;nbsp&amp;nbsp&amp;nbsp&amp;nbspB: "I don't like lively restaurants."&lt;br&gt;&lt;br&gt; <text:s text:c="3"/>A: "Let's go to a quiet restaurant."&lt;br&gt;&lt;br&gt; <text:s text:c="3"/>&amp;nbsp&amp;nbsp&amp;nbsp&amp;nbspB: "Okay."&lt;br&gt;&lt;br&gt; <text:s text:c="3"/>A: "Let's go to the Yong restaurant. It's a quiet, expensive Chinese restaurant."&lt;br&gt;&lt;br&gt; <text:s text:c="3"/>&amp;nbsp&amp;nbsp&amp;nbsp&amp;nbspB: "Okay. Let's go to the Yong restaurant."&lt;br&gt;&lt;br&gt; <text:s text:c="3"/>A: "Okay. I'll call to book a table."&lt;br&gt;&lt;/b&gt;</text:p>
          </table:table-cell>
          <table:table-cell table:number-columns-repeated="5"/>
        </table:table-row>
        <table:table-row table:style-name="ro1">
          <table:table-cell office:value-type="float" office:value="1079677285" calcext:value-type="float">
            <text:p>1079677285</text:p>
          </table:table-cell>
          <table:table-cell office:value-type="string" calcext:value-type="string">
            <text:p>11/4/2016 11:54:36</text:p>
          </table:table-cell>
          <table:table-cell office:value-type="float" office:value="2205807517" calcext:value-type="float">
            <text:p>2205807517</text:p>
          </table:table-cell>
          <table:table-cell office:value-type="string" calcext:value-type="string">
            <text:p>11/4/2016 11:51: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odev</text:p>
          </table:table-cell>
          <table:table-cell office:value-type="float" office:value="0.3438" calcext:value-type="float">
            <text:p>0.3438</text:p>
          </table:table-cell>
          <table:table-cell office:value-type="float" office:value="11481352" calcext:value-type="float">
            <text:p>11481352</text:p>
          </table:table-cell>
          <table:table-cell office:value-type="string" calcext:value-type="string">
            <text:p>ES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79.147.159.2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b&gt;&lt;br&gt; <text:s text:c="3"/>A: "Let's go to a Chinese restaurant."&lt;br&gt;&lt;br&gt; <text:s text:c="3"/>&amp;nbsp&amp;nbsp&amp;nbsp&amp;nbspB: "Okay."&lt;br&gt;&lt;br&gt; <text:s text:c="3"/>A: "Let's go to the Dragon restaurant. It's a lively, cheap Chinese restaurant."&lt;br&gt;&lt;br&gt; <text:s text:c="3"/>&amp;nbsp&amp;nbsp&amp;nbsp&amp;nbspB: "I don't like lively restaurants."&lt;br&gt;&lt;br&gt; <text:s text:c="3"/>A: "Let's go to a quiet restaurant."&lt;br&gt;&lt;br&gt; <text:s text:c="3"/>&amp;nbsp&amp;nbsp&amp;nbsp&amp;nbspB: "Okay."&lt;br&gt;&lt;br&gt; <text:s text:c="3"/>A: "Let's go to the Yong restaurant. It's a quiet, expensive Chinese restaurant."&lt;br&gt;&lt;br&gt; <text:s text:c="3"/>&amp;nbsp&amp;nbsp&amp;nbsp&amp;nbspB: "Okay. Let's go to the Yong restaurant."&lt;br&gt;&lt;br&gt; <text:s text:c="3"/>A: "Okay. I'll call to book a table."&lt;br&gt;&lt;/b&gt;</text:p>
          </table:table-cell>
          <table:table-cell table:number-columns-repeated="5"/>
        </table:table-row>
        <table:table-row table:style-name="ro1">
          <table:table-cell office:value-type="float" office:value="1079677285" calcext:value-type="float">
            <text:p>1079677285</text:p>
          </table:table-cell>
          <table:table-cell office:value-type="string" calcext:value-type="string">
            <text:p>11/4/2016 11:55:07</text:p>
          </table:table-cell>
          <table:table-cell office:value-type="float" office:value="2205808027" calcext:value-type="float">
            <text:p>2205808027</text:p>
          </table:table-cell>
          <table:table-cell office:value-type="string" calcext:value-type="string">
            <text:p>11/4/2016 11:52: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2222" calcext:value-type="float">
            <text:p>0.2222</text:p>
          </table:table-cell>
          <table:table-cell office:value-type="float" office:value="34461872" calcext:value-type="float">
            <text:p>34461872</text:p>
          </table:table-cell>
          <table:table-cell office:value-type="string" calcext:value-type="string">
            <text:p>B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177.40.140.156</text:p>
          </table:table-cell>
          <table:table-cell office:value-type="string" calcext:value-type="string">
            <text:p>nao tive dificuldad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&lt;b&gt;&lt;br&gt; <text:s text:c="3"/>A: "Let's go to a Chinese restaurant."&lt;br&gt;&lt;br&gt; <text:s text:c="3"/>&amp;nbsp&amp;nbsp&amp;nbsp&amp;nbspB: "Okay."&lt;br&gt;&lt;br&gt; <text:s text:c="3"/>A: "Let's go to the Dragon restaurant. It's a lively, cheap Chinese restaurant."&lt;br&gt;&lt;br&gt; <text:s text:c="3"/>&amp;nbsp&amp;nbsp&amp;nbsp&amp;nbspB: "I don't like lively restaurants."&lt;br&gt;&lt;br&gt; <text:s text:c="3"/>A: "Let's go to a quiet restaurant."&lt;br&gt;&lt;br&gt; <text:s text:c="3"/>&amp;nbsp&amp;nbsp&amp;nbsp&amp;nbspB: "Okay."&lt;br&gt;&lt;br&gt; <text:s text:c="3"/>A: "Let's go to the Yong restaurant. It's a quiet, expensive Chinese restaurant."&lt;br&gt;&lt;br&gt; <text:s text:c="3"/>&amp;nbsp&amp;nbsp&amp;nbsp&amp;nbspB: "Okay. Let's go to the Yong restaurant."&lt;br&gt;&lt;br&gt; <text:s text:c="3"/>A: "Okay. I'll call to book a table."&lt;br&gt;&lt;/b&gt;</text:p>
          </table:table-cell>
          <table:table-cell table:number-columns-repeated="5"/>
        </table:table-row>
        <table:table-row table:style-name="ro1">
          <table:table-cell office:value-type="float" office:value="1079677285" calcext:value-type="float">
            <text:p>1079677285</text:p>
          </table:table-cell>
          <table:table-cell office:value-type="string" calcext:value-type="string">
            <text:p>11/4/2016 11:55:29</text:p>
          </table:table-cell>
          <table:table-cell office:value-type="float" office:value="2205808407" calcext:value-type="float">
            <text:p>2205808407</text:p>
          </table:table-cell>
          <table:table-cell office:value-type="string" calcext:value-type="string">
            <text:p>11/4/2016 11:52: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odev</text:p>
          </table:table-cell>
          <table:table-cell office:value-type="float" office:value="0.425" calcext:value-type="float">
            <text:p>0.425</text:p>
          </table:table-cell>
          <table:table-cell office:value-type="float" office:value="11172894" calcext:value-type="float">
            <text:p>11172894</text:p>
          </table:table-cell>
          <table:table-cell office:value-type="string" calcext:value-type="string">
            <text:p>IN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117.194.85.24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b&gt;&lt;br&gt; <text:s text:c="3"/>A: "Let's go to a Chinese restaurant."&lt;br&gt;&lt;br&gt; <text:s text:c="3"/>&amp;nbsp&amp;nbsp&amp;nbsp&amp;nbspB: "Okay."&lt;br&gt;&lt;br&gt; <text:s text:c="3"/>A: "Let's go to the Dragon restaurant. It's a lively, cheap Chinese restaurant."&lt;br&gt;&lt;br&gt; <text:s text:c="3"/>&amp;nbsp&amp;nbsp&amp;nbsp&amp;nbspB: "I don't like lively restaurants."&lt;br&gt;&lt;br&gt; <text:s text:c="3"/>A: "Let's go to a quiet restaurant."&lt;br&gt;&lt;br&gt; <text:s text:c="3"/>&amp;nbsp&amp;nbsp&amp;nbsp&amp;nbspB: "Okay."&lt;br&gt;&lt;br&gt; <text:s text:c="3"/>A: "Let's go to the Yong restaurant. It's a quiet, expensive Chinese restaurant."&lt;br&gt;&lt;br&gt; <text:s text:c="3"/>&amp;nbsp&amp;nbsp&amp;nbsp&amp;nbspB: "Okay. Let's go to the Yong restaurant."&lt;br&gt;&lt;br&gt; <text:s text:c="3"/>A: "Okay. I'll call to book a table."&lt;br&gt;&lt;/b&gt;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1" meta:object-count="0"/>
    <meta:generator>LibreOffice/5.1.4.2$Linux_X86_64 LibreOffice_project/10m0$Build-2</meta:generator>
  </office:meta>
</office:document-meta>
</file>